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fgabenkarte" style:family="table">
      <style:table-properties style:width="10.059cm" table:align="margins"/>
    </style:style>
    <style:style style:name="Aufgabenkarte.A" style:family="table-column">
      <style:table-column-properties style:column-width="1.438cm" style:rel-column-width="9362*"/>
    </style:style>
    <style:style style:name="Aufgabenkarte.G" style:family="table-column">
      <style:table-column-properties style:column-width="1.438cm" style:rel-column-width="9363*"/>
    </style:style>
    <style:style style:name="Aufgabenkarte.1" style:family="table-row">
      <style:table-row-properties style:min-row-height="0.688cm"/>
    </style:style>
    <style:style style:name="Aufgabenkarte.A1" style:family="table-cell">
      <style:table-cell-properties fo:padding="0.097cm" fo:border="0.05pt solid #000000"/>
    </style:style>
    <style:style style:name="Aufgabenkarte.A2" style:family="table-cell">
      <style:table-cell-properties fo:padding="0.097cm" fo:border-left="0.05pt solid #000000" fo:border-right="0.05pt solid #000000" fo:border-top="none" fo:border-bottom="0.05pt solid #000000"/>
    </style:style>
    <style:style style:name="Aufgabenkarte.A3" style:family="table-cell">
      <style:table-cell-properties fo:padding="0.097cm" fo:border-left="0.05pt solid #000000" fo:border-right="none" fo:border-top="none" fo:border-bottom="0.05pt solid #000000"/>
    </style:style>
    <style:style style:name="Aufgabenkarte.4" style:family="table-row">
      <style:table-row-properties style:min-row-height="0.349cm"/>
    </style:style>
    <style:style style:name="Tabelle7" style:family="table">
      <style:table-properties style:width="10.059cm" table:align="margins"/>
    </style:style>
    <style:style style:name="Tabelle7.A" style:family="table-column">
      <style:table-column-properties style:column-width="1.438cm" style:rel-column-width="9362*"/>
    </style:style>
    <style:style style:name="Tabelle7.G" style:family="table-column">
      <style:table-column-properties style:column-width="1.438cm" style:rel-column-width="9363*"/>
    </style:style>
    <style:style style:name="Tabelle7.1" style:family="table-row">
      <style:table-row-properties style:min-row-height="0.68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4" style:family="table-row">
      <style:table-row-properties style:min-row-height="0.349cm"/>
    </style:style>
    <style:style style:name="Tabelle6" style:family="table">
      <style:table-properties style:width="10.059cm" table:align="margins"/>
    </style:style>
    <style:style style:name="Tabelle6.A" style:family="table-column">
      <style:table-column-properties style:column-width="1.438cm" style:rel-column-width="9362*"/>
    </style:style>
    <style:style style:name="Tabelle6.G" style:family="table-column">
      <style:table-column-properties style:column-width="1.438cm" style:rel-column-width="9363*"/>
    </style:style>
    <style:style style:name="Tabelle6.1" style:family="table-row">
      <style:table-row-properties style:min-row-height="0.68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4" style:family="table-row">
      <style:table-row-properties style:min-row-height="0.349cm"/>
    </style:style>
    <style:style style:name="Tabelle5" style:family="table">
      <style:table-properties style:width="10.059cm" table:align="margins"/>
    </style:style>
    <style:style style:name="Tabelle5.A" style:family="table-column">
      <style:table-column-properties style:column-width="1.438cm" style:rel-column-width="9362*"/>
    </style:style>
    <style:style style:name="Tabelle5.G" style:family="table-column">
      <style:table-column-properties style:column-width="1.438cm" style:rel-column-width="9363*"/>
    </style:style>
    <style:style style:name="Tabelle5.1" style:family="table-row">
      <style:table-row-properties style:min-row-height="0.688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4" style:family="table-row">
      <style:table-row-properties style:min-row-height="0.349cm"/>
    </style:style>
    <style:style style:name="Tabelle4" style:family="table">
      <style:table-properties style:width="10.059cm" table:align="margins"/>
    </style:style>
    <style:style style:name="Tabelle4.A" style:family="table-column">
      <style:table-column-properties style:column-width="1.438cm" style:rel-column-width="9362*"/>
    </style:style>
    <style:style style:name="Tabelle4.G" style:family="table-column">
      <style:table-column-properties style:column-width="1.438cm" style:rel-column-width="9363*"/>
    </style:style>
    <style:style style:name="Tabelle4.1" style:family="table-row">
      <style:table-row-properties style:min-row-height="0.688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4" style:family="table-row">
      <style:table-row-properties style:min-row-height="0.349cm"/>
    </style:style>
    <style:style style:name="Tabelle3" style:family="table">
      <style:table-properties style:width="10.059cm" table:align="margins"/>
    </style:style>
    <style:style style:name="Tabelle3.A" style:family="table-column">
      <style:table-column-properties style:column-width="1.438cm" style:rel-column-width="9362*"/>
    </style:style>
    <style:style style:name="Tabelle3.G" style:family="table-column">
      <style:table-column-properties style:column-width="1.438cm" style:rel-column-width="9363*"/>
    </style:style>
    <style:style style:name="Tabelle3.1" style:family="table-row">
      <style:table-row-properties style:min-row-height="0.68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4" style:family="table-row">
      <style:table-row-properties style:min-row-height="0.349cm"/>
    </style:style>
    <style:style style:name="Tabelle2" style:family="table">
      <style:table-properties style:width="10.059cm" table:align="margins"/>
    </style:style>
    <style:style style:name="Tabelle2.A" style:family="table-column">
      <style:table-column-properties style:column-width="1.438cm" style:rel-column-width="9362*"/>
    </style:style>
    <style:style style:name="Tabelle2.G" style:family="table-column">
      <style:table-column-properties style:column-width="1.438cm" style:rel-column-width="9363*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4" style:family="table-row">
      <style:table-row-properties style:min-row-height="0.349cm"/>
    </style:style>
    <style:style style:name="Tabelle1" style:family="table">
      <style:table-properties style:width="10.059cm" table:align="margins"/>
    </style:style>
    <style:style style:name="Tabelle1.A" style:family="table-column">
      <style:table-column-properties style:column-width="1.438cm" style:rel-column-width="9362*"/>
    </style:style>
    <style:style style:name="Tabelle1.G" style:family="table-column">
      <style:table-column-properties style:column-width="1.438cm" style:rel-column-width="9363*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4" style:family="table-row">
      <style:table-row-properties style:min-row-height="0.349cm"/>
    </style:style>
    <style:style style:name="P1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2" style:family="paragraph" style:parent-style-name="Table_20_Contents">
      <style:text-properties style:font-name="Proxima Nova"/>
    </style:style>
    <style:style style:name="P3" style:family="paragraph" style:parent-style-name="Table_20_Contents">
      <style:text-properties style:font-name="Proxima Nova" fo:font-size="10pt" style:font-size-asian="10pt" style:font-size-complex="10pt"/>
    </style:style>
    <style:style style:name="P4" style:family="paragraph" style:parent-style-name="Table_20_Contents">
      <style:text-properties style:font-name="Proxima Nova" fo:font-weight="bold" style:font-weight-asian="bold" style:font-weight-complex="bold"/>
    </style:style>
    <style:style style:name="P5" style:family="paragraph" style:parent-style-name="Table_20_Contents">
      <style:text-properties style:font-name="Proxima Nova" fo:font-size="8pt" officeooo:rsid="000a7edd" officeooo:paragraph-rsid="000a7edd" style:font-size-asian="8pt" style:font-size-complex="8pt"/>
    </style:style>
    <style:style style:name="P6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P7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8" style:family="paragraph" style:parent-style-name="Table_20_Contents">
      <style:text-properties style:font-name="Proxima Nova"/>
    </style:style>
    <style:style style:name="P9" style:family="paragraph" style:parent-style-name="Table_20_Contents">
      <style:text-properties style:font-name="Proxima Nova" fo:font-size="10pt" style:font-size-asian="10pt" style:font-size-complex="10pt"/>
    </style:style>
    <style:style style:name="P10" style:family="paragraph" style:parent-style-name="Table_20_Contents">
      <style:text-properties style:font-name="Proxima Nova" fo:font-weight="bold" style:font-weight-asian="bold" style:font-weight-complex="bold"/>
    </style:style>
    <style:style style:name="P11" style:family="paragraph" style:parent-style-name="Table_20_Contents">
      <style:text-properties style:font-name="Proxima Nova" fo:font-size="8pt" officeooo:rsid="000a7edd" officeooo:paragraph-rsid="000a7edd" style:font-size-asian="8pt" style:font-size-complex="8pt"/>
    </style:style>
    <style:style style:name="P12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T1" style:family="text">
      <style:text-properties officeooo:rsid="000a7ed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.499cm" svg:y="0.499cm" svg:width="10.059cm" svg:height="7.01cm" draw:z-index="0">
        <draw:text-box>
          <text:section text:style-name="Sect1" text:name="MasterLabel">
            <table:table table:name="Aufgabenkarte" table:style-name="Aufgabenkarte">
              <table:table-column table:style-name="Aufgabenkarte.A" table:number-columns-repeated="6"/>
              <table:table-column table:style-name="Aufgabenkarte.G"/>
              <table:table-row table:style-name="Aufgabenkarte.1">
                <table:table-cell table:style-name="Aufgabenkarte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Aufgabenkarte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Aufgabenkarte.4"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6T12:26:44.050657572">6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2" text:anchor-type="page" text:anchor-page-number="1" svg:x="10.959cm" svg:y="0.499cm" svg:width="10.059cm" svg:height="7.01cm" draw:z-index="1">
        <draw:text-box>
          <text:section text:style-name="Sect1" text:name="Bereich1" text:protected="true">
            <text:section-source text:section-name="MasterLabel"/>
            <table:table table:name="Tabelle1" table:style-name="Tabelle1">
              <table:table-column table:style-name="Tabelle1.A" table:number-columns-repeated="6"/>
              <table:table-column table:style-name="Tabelle1.G"/>
              <table:table-row table:style-name="Tabelle1.1">
                <table:table-cell table:style-name="Tabelle1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1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6T12:26:44.054602305">6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3" text:anchor-type="page" text:anchor-page-number="1" svg:x="0.499cm" svg:y="7.909cm" svg:width="10.059cm" svg:height="7.01cm" draw:z-index="2">
        <draw:text-box>
          <text:section text:style-name="Sect1" text:name="Bereich2" text:protected="true">
            <text:section-source text:section-name="MasterLabel"/>
            <table:table table:name="Tabelle2" table:style-name="Tabelle2">
              <table:table-column table:style-name="Tabelle2.A" table:number-columns-repeated="6"/>
              <table:table-column table:style-name="Tabelle2.G"/>
              <table:table-row table:style-name="Tabelle2.1">
                <table:table-cell table:style-name="Tabelle2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2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6T12:26:44.058506176">6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4" text:anchor-type="page" text:anchor-page-number="1" svg:x="10.959cm" svg:y="7.909cm" svg:width="10.059cm" svg:height="7.01cm" draw:z-index="3">
        <draw:text-box>
          <text:section text:style-name="Sect1" text:name="Bereich3" text:protected="true">
            <text:section-source text:section-name="MasterLabel"/>
            <table:table table:name="Tabelle3" table:style-name="Tabelle3">
              <table:table-column table:style-name="Tabelle3.A" table:number-columns-repeated="6"/>
              <table:table-column table:style-name="Tabelle3.G"/>
              <table:table-row table:style-name="Tabelle3.1">
                <table:table-cell table:style-name="Tabelle3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3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6T12:26:44.062195681">6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5" text:anchor-type="page" text:anchor-page-number="1" svg:x="0.499cm" svg:y="15.319cm" svg:width="10.059cm" svg:height="7.01cm" draw:z-index="4">
        <draw:text-box>
          <text:section text:style-name="Sect1" text:name="Bereich4" text:protected="true">
            <text:section-source text:section-name="MasterLabel"/>
            <table:table table:name="Tabelle4" table:style-name="Tabelle4">
              <table:table-column table:style-name="Tabelle4.A" table:number-columns-repeated="6"/>
              <table:table-column table:style-name="Tabelle4.G"/>
              <table:table-row table:style-name="Tabelle4.1">
                <table:table-cell table:style-name="Tabelle4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4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6T12:26:44.065863811">6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6" text:anchor-type="page" text:anchor-page-number="1" svg:x="10.959cm" svg:y="15.319cm" svg:width="10.059cm" svg:height="7.01cm" draw:z-index="5">
        <draw:text-box>
          <text:section text:style-name="Sect1" text:name="Bereich5" text:protected="true">
            <text:section-source text:section-name="MasterLabel"/>
            <table:table table:name="Tabelle5" table:style-name="Tabelle5">
              <table:table-column table:style-name="Tabelle5.A" table:number-columns-repeated="6"/>
              <table:table-column table:style-name="Tabelle5.G"/>
              <table:table-row table:style-name="Tabelle5.1">
                <table:table-cell table:style-name="Tabelle5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5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5.4"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6T12:26:44.073041654">6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7" text:anchor-type="page" text:anchor-page-number="1" svg:x="0.499cm" svg:y="22.729cm" svg:width="10.059cm" svg:height="7.01cm" draw:z-index="6">
        <draw:text-box>
          <text:section text:style-name="Sect1" text:name="Bereich6" text:protected="true">
            <text:section-source text:section-name="MasterLabel"/>
            <table:table table:name="Tabelle6" table:style-name="Tabelle6">
              <table:table-column table:style-name="Tabelle6.A" table:number-columns-repeated="6"/>
              <table:table-column table:style-name="Tabelle6.G"/>
              <table:table-row table:style-name="Tabelle6.1">
                <table:table-cell table:style-name="Tabelle6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6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6.4"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6T12:26:44.076971299">6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8" text:anchor-type="page" text:anchor-page-number="1" svg:x="10.959cm" svg:y="22.729cm" svg:width="10.059cm" svg:height="7.01cm" draw:z-index="7">
        <draw:text-box>
          <text:section text:style-name="Sect1" text:name="Bereich7" text:protected="true">
            <text:section-source text:section-name="MasterLabel"/>
            <table:table table:name="Tabelle7" table:style-name="Tabelle7">
              <table:table-column table:style-name="Tabelle7.A" table:number-columns-repeated="6"/>
              <table:table-column table:style-name="Tabelle7.G"/>
              <table:table-row table:style-name="Tabelle7.1">
                <table:table-cell table:style-name="Tabelle7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7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7.4"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6T12:26:44.080702294">6. Mrz 20</text:date><text:s/>- <text:s/><text:database-next text:table-name="FiSI_DetailKarten" text:table-type="table" text:condition="ooow:TRUE" text:database-name="Ausbildungsplan_tab1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0.059cm" svg:height="7.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9cm" fo:page-height="29.861cm" style:num-format="" style:paper-tray-name="Auto Select" style:print-orientation="portrait" fo:margin-top="0.499cm" fo:margin-bottom="0cm" fo:margin-left="0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3T14:45:55.250423096</meta:creation-date>
    <dc:date>2020-03-06T12:26:43.971861491</dc:date>
    <meta:editing-duration>PT41M2S</meta:editing-duration>
    <meta:editing-cycles>18</meta:editing-cycles>
    <meta:generator>LibreOffice/6.3.4.2.0$Linux_X86_64 LibreOffice_project/30$Build-2</meta:generator>
    <dc:creator>Jürgen Geinitz</dc:creator>
    <meta:document-statistic meta:table-count="8" meta:image-count="0" meta:object-count="0" meta:page-count="1" meta:paragraph-count="56" meta:word-count="96" meta:character-count="520" meta:non-whitespace-character-count="448"/>
  </office:meta>
</office:document-meta>
</file>